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6764in"/>
    </style:style>
    <style:style style:name="co4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272in"/>
    </style:style>
    <style:style style:name="co5" style:family="table-column">
      <style:table-column-properties fo:break-before="auto" style:column-width="1.9555in"/>
    </style:style>
    <style:style style:name="co6" style:family="table-column">
      <style:table-column-properties fo:break-before="auto" style:column-width="1.4091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1.278in"/>
    </style:style>
    <style:style style:name="co9" style:family="table-column">
      <style:table-column-properties fo:break-before="auto" style:column-width="1.4638in"/>
    </style:style>
    <style:style style:name="co10" style:family="table-column">
      <style:table-column-properties fo:break-before="auto" style:column-width="1.1465in"/>
    </style:style>
    <style:style style:name="co12" style:family="table-column">
      <style:table-column-properties fo:break-before="auto" style:column-width="1.5181in"/>
    </style:style>
    <style:style style:name="co13" style:family="table-column">
      <style:table-column-properties fo:break-before="auto" style:column-width="1.2339in"/>
    </style:style>
    <style:style style:name="co14" style:family="table-column">
      <style:table-column-properties fo:break-before="auto" style:column-width="3.200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actors" table:style-name="ta1" table:print="false"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number-columns-repeated="4" table:default-cell-style-name="Default"/>
        <table:table-column table:style-name="co14" table:default-cell-style-name="Default"/>
        <table:table-column table:style-name="co4" table:default-cell-style-name="Default"/>
        <table:table-row table:style-name="ro3">
          <table:table-cell office:value-type="string">
            <text:p>uid</text:p>
          </table:table-cell>
          <table:table-cell office:value-type="string">
            <text:p>reactor_name</text:p>
          </table:table-cell>
          <table:table-cell office:value-type="string">
            <text:p>institution</text:p>
          </table:table-cell>
          <table:table-cell office:value-type="string">
            <text:p>mw_th</text:p>
          </table:table-cell>
          <table:table-cell office:value-type="string">
            <text:p>mw_e</text:p>
          </table:table-cell>
          <table:table-cell office:value-type="string">
            <text:p>spectrum</text:p>
          </table:table-cell>
          <table:table-cell office:value-type="string">
            <text:p>fuel_mod_ratio</text:p>
          </table:table-cell>
          <table:table-cell office:value-type="string">
            <text:p>temp_in</text:p>
          </table:table-cell>
          <table:table-cell office:value-type="string">
            <text:p>temp_out</text:p>
          </table:table-cell>
          <table:table-cell office:value-type="string">
            <text:p>temp_avg</text:p>
          </table:table-cell>
          <table:table-cell office:value-type="string">
            <text:p>coolant</text:p>
          </table:table-cell>
          <table:table-cell office:value-type="string">
            <text:p>moderator</text:p>
          </table:table-cell>
          <table:table-cell office:value-type="string">
            <text:p>tertiary fluid</text:p>
          </table:table-cell>
          <table:table-cell office:value-type="string">
            <text:p>fuel_comp</text:p>
          </table:table-cell>
          <table:table-cell office:value-type="string">
            <text:p>pressure</text:p>
          </table:table-cell>
          <table:table-cell office:value-type="string">
            <text:p>circulating</text:p>
          </table:table-cell>
          <table:table-cell office:value-type="string">
            <text:p>reprocessing</text:p>
          </table:table-cell>
          <table:table-cell office:value-type="string">
            <text:p>he_sparging</text:p>
          </table:table-cell>
          <table:table-cell office:value-type="string">
            <text:p>tritium</text:p>
          </table:table-cell>
          <table:table-cell office:value-type="string">
            <text:p>fp_removal</text:p>
          </table:table-cell>
          <table:table-cell office:value-type="string">
            <text:p>continuous</text:p>
          </table:table-cell>
          <table:table-cell office:value-type="string">
            <text:p>online</text:p>
          </table:table-cell>
          <table:table-cell office:value-type="string">
            <text:p>diagram</text:p>
          </table:table-cell>
          <table:table-cell office:value-type="string">
            <text:p>references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shortname-size-[lf-spectrum-iso]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2"/>
          <table:table-cell office:value-type="string">
            <text:p>list_of_components,...</text:p>
          </table:table-cell>
          <table:table-cell table:number-columns-repeated="6"/>
          <table:table-cell office:value-type="string">
            <text:p>firstauthorlastname_firstwordintitle_yyyy, ….. </text:p>
          </table:table-cell>
          <table:table-cell/>
        </table:table-row>
        <table:table-row table:style-name="ro3">
          <table:table-cell office:value-type="string">
            <text:p>msre-10-lf-thermal</text:p>
          </table:table-cell>
          <table:table-cell office:value-type="string">
            <text:p>msre</text:p>
          </table:table-cell>
          <table:table-cell office:value-type="string">
            <text:p>ornl</text:p>
          </table:table-cell>
          <table:table-cell office:value-type="float" office:value="10">
            <text:p>10</text:p>
          </table:table-cell>
          <table:table-cell office:value-type="string">
            <text:p>n/a</text:p>
          </table:table-cell>
          <table:table-cell office:value-type="string">
            <text:p>thermal</text:p>
          </table:table-cell>
          <table:table-cell office:value-type="float" office:value="22.4">
            <text:p>22.4</text:p>
          </table:table-cell>
          <table:table-cell office:value-type="string">
            <text:p>1175F</text:p>
          </table:table-cell>
          <table:table-cell office:value-type="string">
            <text:p>1225F</text:p>
          </table:table-cell>
          <table:table-cell office:value-type="string">
            <text:p>n/a</text:p>
          </table:table-cell>
          <table:table-cell office:value-type="string">
            <text:p>LiFBeF2</text:p>
          </table:table-cell>
          <table:table-cell office:value-type="string">
            <text:p>graphite</text:p>
          </table:table-cell>
          <table:table-cell office:value-type="string">
            <text:p>n/a</text:p>
          </table:table-cell>
          <table:table-cell office:value-type="string">
            <text:p>2,3,4</text:p>
          </table:table-cell>
          <table:table-cell office:value-type="string">
            <text:p>20psig</text:p>
          </table:table-cell>
          <table:table-cell office:value-type="string">
            <text:p>y</text:p>
          </table:table-cell>
          <table:table-cell office:value-type="string">
            <text:p>salt storage/processing tank, supply tanks for H2, HF, and F2, a high temp (750f) sodiu fluoride absorber for UF6, caustic scrubber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office:value-type="string">
            <text:p>all processing equipment except the UF6 absorbers are located in the fuel processing cell below the operating floor (fig 4.4)</text:p>
          </table:table-cell>
        </table:table-row>
        <table:table-row table:style-name="ro1">
          <table:table-cell office:value-type="string">
            <text:p>msbr-1000-lf-thermal</text:p>
          </table:table-cell>
          <table:table-cell office:value-type="string">
            <text:p>msbr</text:p>
          </table:table-cell>
          <table:table-cell office:value-type="string">
            <text:p>ornl</text:p>
          </table:table-cell>
          <table:table-cell office:value-type="float" office:value="2250">
            <text:p>2250</text:p>
          </table:table-cell>
          <table:table-cell office:value-type="float" office:value="1000">
            <text:p>1000</text:p>
          </table:table-cell>
          <table:table-cell office:value-type="string">
            <text:p>thermal</text:p>
          </table:table-cell>
          <table:table-cell office:value-type="float" office:value="13">
            <text:p>13</text:p>
          </table:table-cell>
          <table:table-cell office:value-type="string">
            <text:p>1050F</text:p>
          </table:table-cell>
          <table:table-cell office:value-type="string">
            <text:p>1300F</text:p>
          </table:table-cell>
          <table:table-cell office:value-type="string">
            <text:p>n/a</text:p>
          </table:table-cell>
          <table:table-cell office:value-type="string">
            <text:p>NaBF4-NaF</text:p>
          </table:table-cell>
          <table:table-cell office:value-type="string">
            <text:p>graphite</text:p>
          </table:table-cell>
          <table:table-cell office:value-type="string">
            <text:p>n/a</text:p>
          </table:table-cell>
          <table:table-cell office:value-type="float" office:value="5">
            <text:p>5</text:p>
          </table:table-cell>
          <table:table-cell office:value-type="string">
            <text:p>75psig</text:p>
          </table:table-cell>
          <table:table-cell table:number-columns-repeated="7"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msdr-350-lf-thermal</text:p>
          </table:table-cell>
          <table:table-cell office:value-type="string">
            <text:p>msdt</text:p>
          </table:table-cell>
          <table:table-cell office:value-type="string">
            <text:p>ornl</text:p>
          </table:table-cell>
          <table:table-cell office:value-type="float" office:value="750">
            <text:p>750</text:p>
          </table:table-cell>
          <table:table-cell office:value-type="float" office:value="350">
            <text:p>350</text:p>
          </table:table-cell>
          <table:table-cell office:value-type="string">
            <text:p>thermal</text:p>
          </table:table-cell>
          <table:table-cell office:value-type="float" office:value="10">
            <text:p>10</text:p>
          </table:table-cell>
          <table:table-cell office:value-type="string">
            <text:p>1050F</text:p>
          </table:table-cell>
          <table:table-cell office:value-type="string">
            <text:p>1250F</text:p>
          </table:table-cell>
          <table:table-cell office:value-type="string">
            <text:p>n/a</text:p>
          </table:table-cell>
          <table:table-cell office:value-type="string">
            <text:p>7LiFBeF2</text:p>
          </table:table-cell>
          <table:table-cell office:value-type="string">
            <text:p>graphite</text:p>
          </table:table-cell>
          <table:table-cell office:value-type="string">
            <text:p>KNO3-NaNO2-NaNO3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 table:number-columns-repeated="3" office:value-type="string">
            <text:p>y</text:p>
          </table:table-cell>
          <table:table-cell office:value-type="string">
            <text:p>hitec_tertiary_loop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dmsr-1000-lf-thermal</text:p>
          </table:table-cell>
          <table:table-cell office:value-type="string">
            <text:p>dmsr</text:p>
          </table:table-cell>
          <table:table-cell office:value-type="string">
            <text:p>ornl</text:p>
          </table:table-cell>
          <table:table-cell office:value-type="float" office:value="2250">
            <text:p>2250</text:p>
          </table:table-cell>
          <table:table-cell office:value-type="float" office:value="1000">
            <text:p>1000</text:p>
          </table:table-cell>
          <table:table-cell office:value-type="string">
            <text:p>thermal</text:p>
          </table:table-cell>
          <table:table-cell office:value-type="string">
            <text:p>20/12.94</text:p>
          </table:table-cell>
          <table:table-cell office:value-type="string">
            <text:p>566C</text:p>
          </table:table-cell>
          <table:table-cell office:value-type="string">
            <text:p>704C</text:p>
          </table:table-cell>
          <table:table-cell office:value-type="string">
            <text:p>n/a</text:p>
          </table:table-cell>
          <table:table-cell office:value-type="string">
            <text:p>7LiFBeF2</text:p>
          </table:table-cell>
          <table:table-cell office:value-type="string">
            <text:p>graphite</text:p>
          </table:table-cell>
          <table:table-cell office:value-type="string">
            <text:p>n/a</text:p>
          </table:table-cell>
          <table:table-cell office:value-type="string">
            <text:p>7*</text:p>
          </table:table-cell>
          <table:table-cell office:value-type="string">
            <text:p>n/a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*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imsr-400-lf-thermal</text:p>
          </table:table-cell>
          <table:table-cell office:value-type="string">
            <text:p>imsr</text:p>
          </table:table-cell>
          <table:table-cell office:value-type="string">
            <text:p>terrestrial_energy_inc. </text:p>
          </table:table-cell>
          <table:table-cell office:value-type="float" office:value="400">
            <text:p>400</text:p>
          </table:table-cell>
          <table:table-cell office:value-type="float" office:value="188">
            <text:p>188</text:p>
          </table:table-cell>
          <table:table-cell office:value-type="string">
            <text:p>thermal</text:p>
          </table:table-cell>
          <table:table-cell office:value-type="string">
            <text:p>n/a</text:p>
          </table:table-cell>
          <table:table-cell office:value-type="string">
            <text:p>647C</text:p>
          </table:table-cell>
          <table:table-cell office:value-type="string">
            <text:p>685C</text:p>
          </table:table-cell>
          <table:table-cell office:value-type="string">
            <text:p>n/a</text:p>
          </table:table-cell>
          <table:table-cell office:value-type="string">
            <text:p>fluoride_salt</text:p>
          </table:table-cell>
          <table:table-cell office:value-type="string">
            <text:p>graphite</text:p>
          </table:table-cell>
          <table:table-cell office:value-type="string">
            <text:p>n/a</text:p>
          </table:table-cell>
          <table:table-cell office:value-type="string">
            <text:p>fluoride_fuel_salt</text:p>
          </table:table-cell>
          <table:table-cell office:value-type="string">
            <text:p>0.4MPa</text:p>
          </table:table-cell>
          <table:table-cell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msfr-3000-lf-fast</text:p>
          </table:table-cell>
          <table:table-cell office:value-type="string">
            <text:p>msfr</text:p>
          </table:table-cell>
          <table:table-cell office:value-type="string">
            <text:p>INOPRO/IPNO</text:p>
          </table:table-cell>
          <table:table-cell office:value-type="float" office:value="3000">
            <text:p>3000</text:p>
          </table:table-cell>
          <table:table-cell office:value-type="float" office:value="1500">
            <text:p>1500</text:p>
          </table:table-cell>
          <table:table-cell office:value-type="string">
            <text:p>fast</text:p>
          </table:table-cell>
          <table:table-cell office:value-type="float" office:value="100">
            <text:p>100</text:p>
          </table:table-cell>
          <table:table-cell office:value-type="string">
            <text:p>625C</text:p>
          </table:table-cell>
          <table:table-cell office:value-type="string">
            <text:p>730C</text:p>
          </table:table-cell>
          <table:table-cell office:value-type="string">
            <text:p>675C</text:p>
          </table:table-cell>
          <table:table-cell office:value-type="string">
            <text:p>as_fuel</text:p>
          </table:table-cell>
          <table:table-cell table:number-columns-repeated="2" office:value-type="string">
            <text:p>n/a</text:p>
          </table:table-cell>
          <table:table-cell office:value-type="string">
            <text:p>8,9</text:p>
          </table:table-cell>
          <table:table-cell office:value-type="string">
            <text:p>n/a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transatomic-520-lf-thermal</text:p>
          </table:table-cell>
          <table:table-cell office:value-type="string">
            <text:p>tap</text:p>
          </table:table-cell>
          <table:table-cell office:value-type="string">
            <text:p>TAP</text:p>
          </table:table-cell>
          <table:table-cell office:value-type="float" office:value="1250">
            <text:p>1250</text:p>
          </table:table-cell>
          <table:table-cell office:value-type="float" office:value="520">
            <text:p>520</text:p>
          </table:table-cell>
          <table:table-cell office:value-type="string">
            <text:p>thermal</text:p>
          </table:table-cell>
          <table:table-cell table:number-columns-repeated="2" office:value-type="string">
            <text:p>n/a</text:p>
          </table:table-cell>
          <table:table-cell office:value-type="string">
            <text:p>650C</text:p>
          </table:table-cell>
          <table:table-cell office:value-type="string">
            <text:p>n/a</text:p>
          </table:table-cell>
          <table:table-cell office:value-type="string">
            <text:p>FLiNak</text:p>
          </table:table-cell>
          <table:table-cell office:value-type="string">
            <text:p>zirconium_hydride</text:p>
          </table:table-cell>
          <table:table-cell/>
          <table:table-cell office:value-type="float" office:value="10">
            <text:p>10</text:p>
          </table:table-cell>
          <table:table-cell/>
          <table:table-cell table:number-columns-repeated="7" office:value-type="string">
            <text:p>y</text:p>
          </table:table-cell>
          <table:table-cell table:number-columns-repeated="3"/>
        </table:table-row>
      </table:table>
      <table:table table:name="fuelcomp" table:style-name="ta1" table:print="false">
        <table:table-column table:style-name="co11" table:default-cell-style-name="Default"/>
        <table:table-column table:style-name="co4" table:number-columns-repeated="9" table:default-cell-style-name="Default"/>
        <table:table-row table:style-name="ro1">
          <table:table-cell office:value-type="string">
            <text:p>uid</text:p>
          </table:table-cell>
          <table:table-cell office:value-type="float" office:value="92233">
            <text:p>92233</text:p>
          </table:table-cell>
          <table:table-cell office:value-type="float" office:value="92235">
            <text:p>92235</text:p>
          </table:table-cell>
          <table:table-cell office:value-type="float" office:value="92238">
            <text:p>92238</text:p>
          </table:table-cell>
          <table:table-cell office:value-type="string">
            <text:p>LiF</text:p>
          </table:table-cell>
          <table:table-cell office:value-type="string">
            <text:p>BeF2</text:p>
          </table:table-cell>
          <table:table-cell office:value-type="string">
            <text:p>ZrF4</text:p>
          </table:table-cell>
          <table:table-cell office:value-type="string">
            <text:p>ThF4</text:p>
          </table:table-cell>
          <table:table-cell office:value-type="string">
            <text:p>UF4</text:p>
          </table:table-cell>
          <table:table-cell office:value-type="string">
            <text:p>XF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03">
            <text:p>0.003</text:p>
          </table:table-cell>
          <table:table-cell office:value-type="float" office:value="0.037">
            <text:p>0.037</text:p>
          </table:table-cell>
          <table:table-cell office:value-type="float" office:value="0.96">
            <text:p>0.96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3.6">
            <text:p>23.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string">
            <text:p>n/a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office:value-type="float" office:value="66.8">
            <text:p>66.8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n/a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29.1">
            <text:p>29.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string">
            <text:p>n/a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office:value-type="float" office:value="71.6">
            <text:p>71.6</text:p>
          </table:table-cell>
          <table:table-cell office:value-type="float" office:value="16">
            <text:p>16</text:p>
          </table:table-cell>
          <table:table-cell/>
          <table:table-cell office:value-type="float" office:value="12">
            <text:p>12</text:p>
          </table:table-cell>
          <table:table-cell office:value-type="float" office:value="0.4">
            <text:p>0.4</text:p>
          </table:table-cell>
          <table:table-cell office:value-type="string">
            <text:p>n/a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office:value-type="float" office:value="71.5">
            <text:p>71.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5">
            <text:p>0.5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7(dmsr, given oddly, see tables 2,9,10)</text:p>
          </table:table-cell>
          <table:table-cell table:number-columns-repeated="3"/>
          <table:table-cell office:value-type="float" office:value="74">
            <text:p>74</text:p>
          </table:table-cell>
          <table:table-cell office:value-type="float" office:value="16.5">
            <text:p>16.5</text:p>
          </table:table-cell>
          <table:table-cell table:number-columns-repeated="3" office:value-type="float" office:value="0">
            <text:p>0</text:p>
          </table:table-cell>
          <table:table-cell office:value-type="float" office:value="9.5">
            <text:p>9.5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office:value-type="float" office:value="77.5">
            <text:p>77.5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office:value-type="float" office:value="77.5">
            <text:p>77.5</text:p>
          </table:table-cell>
          <table:table-cell table:number-columns-repeated="2" office:value-type="float" office:value="0">
            <text:p>0</text:p>
          </table:table-cell>
          <table:table-cell office:value-type="float" office:value="22.5">
            <text:p>22.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office:value-type="float" office:value="72.5">
            <text:p>72.5</text:p>
          </table:table-cell>
          <table:table-cell table:number-columns-repeated="3"/>
          <table:table-cell office:value-type="float" office:value="27.5">
            <text:p>27.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05/21/2019</text:date>, <text:time>19:5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oë Richter</meta:initial-creator>
    <meta:creation-date>2019-04-10T13:08:09.03</meta:creation-date>
    <dc:date>2019-05-21T19:55:35.74</dc:date>
    <dc:creator>Zoë Richter</dc:creator>
    <meta:editing-duration>PT10H22M29S</meta:editing-duration>
    <meta:editing-cycles>17</meta:editing-cycles>
    <meta:generator>OpenOffice/4.1.6$Win32 OpenOffice.org_project/416m1$Build-9790</meta:generator>
    <meta:document-statistic meta:table-count="2" meta:cell-count="252" meta:object-count="0"/>
  </office:meta>
</office:document-meta>
</file>